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291in"/>
      <style:text-properties fo:color="#000000" style:font-name="Liberation Mono" fo:font-size="12pt" fo:font-weight="normal" fo:background-color="#ffffff" style:font-size-asian="12pt" style:font-size-complex="12pt"/>
    </style:style>
    <style:style style:name="P2" style:family="paragraph" style:parent-style-name="Standard">
      <style:paragraph-properties style:line-height-at-least="0.2in"/>
      <style:text-properties fo:color="#000000" style:font-name="Liberation Mono" fo:font-size="12pt" fo:font-weight="normal" fo:background-color="#ffffff" style:font-size-asian="12pt" style:font-size-complex="12pt"/>
    </style:style>
    <style:style style:name="P3" style:family="paragraph" style:parent-style-name="Standard">
      <style:paragraph-properties style:line-height-at-least="0.2in"/>
      <style:text-properties fo:color="#000000" style:font-name="Liberation Mono" fo:font-size="12pt" fo:font-weight="normal" officeooo:paragraph-rsid="000b77a6" fo:background-color="#ffffff" style:font-size-asian="12pt" style:font-size-complex="12pt"/>
    </style:style>
    <style:style style:name="P4" style:family="paragraph" style:parent-style-name="Standard">
      <style:paragraph-properties style:line-height-at-least="0.2291in"/>
      <style:text-properties fo:color="#008000" style:font-name="Liberation Mono" fo:font-size="12pt" fo:font-weight="normal" fo:background-color="#ffffff" style:font-size-asian="12pt" style:font-size-complex="12pt"/>
    </style:style>
    <style:style style:name="P5" style:family="paragraph" style:parent-style-name="Standard">
      <style:paragraph-properties style:line-height-at-least="0.2in"/>
      <style:text-properties fo:color="#008000" style:font-name="Liberation Mono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style:line-height-at-least="0.2291in"/>
      <style:text-properties fo:color="#008000" style:font-name="Liberation Mono" fo:font-size="12pt" fo:font-weight="normal" fo:background-color="#ffffff"/>
    </style:style>
    <style:style style:name="P7" style:family="paragraph" style:parent-style-name="Standard">
      <style:paragraph-properties style:line-height-at-least="0.2291in"/>
      <style:text-properties style:font-name="Liberation Mono" fo:font-size="12pt" style:font-size-asian="12pt" style:font-size-complex="12pt"/>
    </style:style>
    <style:style style:name="P8" style:family="paragraph" style:parent-style-name="Standard">
      <style:paragraph-properties style:line-height-at-least="0.2291in"/>
      <style:text-properties style:font-name="Liberation Mono" fo:font-size="12pt" officeooo:rsid="000ad16d" style:font-size-asian="12pt" style:font-size-complex="12pt"/>
    </style:style>
    <style:style style:name="P9" style:family="paragraph" style:parent-style-name="Standard">
      <style:paragraph-properties style:line-height-at-least="0.2in"/>
      <style:text-properties style:font-name="Liberation Mono" fo:font-size="12pt" style:font-size-asian="12pt" style:font-size-complex="12pt"/>
    </style:style>
    <style:style style:name="P10" style:family="paragraph" style:parent-style-name="Standard">
      <style:paragraph-properties style:line-height-at-least="0.2291in"/>
      <style:text-properties fo:color="#0000ff" style:font-name="Droid Sans Mono" fo:font-size="12pt" fo:font-weight="normal" officeooo:rsid="000a82c2" officeooo:paragraph-rsid="000a82c2" fo:background-color="#ffffff"/>
    </style:style>
    <style:style style:name="P11" style:family="paragraph" style:parent-style-name="Standard">
      <style:paragraph-properties fo:break-before="page"/>
      <style:text-properties fo:font-size="20pt" style:font-size-asian="20pt" style:font-size-complex="20pt"/>
    </style:style>
    <style:style style:name="P12" style:family="paragraph" style:parent-style-name="Standard">
      <style:paragraph-properties style:line-height-at-least="0.2291in"/>
      <style:text-properties officeooo:paragraph-rsid="000ad16d"/>
    </style:style>
    <style:style style:name="P13" style:family="paragraph" style:parent-style-name="Standard">
      <style:paragraph-properties style:line-height-at-least="0.2in"/>
      <style:text-properties fo:color="#000000" style:font-name="Liberation Mono" fo:font-size="12pt" fo:font-weight="normal" fo:background-color="#ffffff" style:font-size-asian="12pt" style:font-size-complex="12pt"/>
    </style:style>
    <style:style style:name="P14" style:family="paragraph" style:parent-style-name="Standard">
      <style:paragraph-properties style:line-height-at-least="0.2in"/>
      <style:text-properties fo:color="#000000" style:font-name="Liberation Mono" fo:font-size="12pt" fo:font-weight="normal" officeooo:paragraph-rsid="00103a7c" fo:background-color="#ffffff" style:font-size-asian="12pt" style:font-size-complex="12pt"/>
    </style:style>
    <style:style style:name="P15" style:family="paragraph" style:parent-style-name="Standard">
      <style:paragraph-properties style:line-height-at-least="0.2in"/>
      <style:text-properties fo:color="#008000" style:font-name="Liberation Mono" fo:font-size="12pt" fo:font-weight="normal" fo:background-color="#ffffff" style:font-size-asian="12pt" style:font-size-complex="12pt"/>
    </style:style>
    <style:style style:name="P16" style:family="paragraph" style:parent-style-name="Standard">
      <style:paragraph-properties style:line-height-at-least="0.2in"/>
    </style:style>
    <style:style style:name="T1" style:family="text">
      <style:text-properties fo:color="#0000ff"/>
    </style:style>
    <style:style style:name="T2" style:family="text">
      <style:text-properties fo:color="#0000ff" fo:font-weight="normal" fo:background-color="#ffffff" loext:char-shading-value="0"/>
    </style:style>
    <style:style style:name="T3" style:family="text">
      <style:text-properties fo:color="#000000" fo:font-weight="normal" fo:background-color="#ffffff" loext:char-shading-value="0"/>
    </style:style>
    <style:style style:name="T4" style:family="text">
      <style:text-properties fo:color="#a31515"/>
    </style:style>
    <style:style style:name="T5" style:family="text">
      <style:text-properties fo:color="#098658"/>
    </style:style>
    <style:style style:name="T6" style:family="text">
      <style:text-properties fo:color="#008000"/>
    </style:style>
    <style:style style:name="T7" style:family="text">
      <style:text-properties fo:color="#008000" officeooo:rsid="000b77a6"/>
    </style:style>
    <style:style style:name="T8" style:family="text">
      <style:text-properties fo:color="#008000" style:font-name="Liberation Mono" fo:font-size="12pt" fo:font-weight="normal" fo:background-color="#ffffff" loext:char-shading-value="0" style:font-size-asian="12pt" style:font-size-complex="12pt"/>
    </style:style>
    <style:style style:name="T9" style:family="text">
      <style:text-properties fo:color="#008000" style:font-name="Liberation Mono" fo:font-size="12pt" fo:font-weight="normal" officeooo:rsid="00103a7c" fo:background-color="#ffffff" loext:char-shading-value="0" style:font-size-asian="12pt" style:font-size-complex="12pt"/>
    </style:style>
    <style:style style:name="T10" style:family="text">
      <style:text-properties officeooo:rsid="000ba9a9"/>
    </style:style>
    <style:style style:name="T11" style:family="text">
      <style:text-properties fo:font-size="20pt" officeooo:rsid="000ad16d" style:font-size-asian="20pt" style:font-size-complex="20pt"/>
    </style:style>
    <style:style style:name="T12" style:family="text">
      <style:text-properties officeooo:rsid="00103a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1">Tru REPL</text:span></text:p>
      <text:p text:style-name="P6"/>
      <text:p text:style-name="P2"><text:span text:style-name="T1">public</text:span> <text:span text:style-name="T1">abstract</text:span> <text:span text:style-name="T1">class</text:span> TruExpr : <text:span text:style-name="T1">TruStatement</text:span> {</text:p>
      <text:p text:style-name="P5"><text:tab/>/// Executes a TruStatement. Overridden in subclasses of TruExpr</text:p>
      <text:p text:style-name="P2"><text:span text:style-name="T1"><text:tab/>public</text:span> <text:span text:style-name="T1">abstract</text:span> <text:span text:style-name="T1">TruVal</text:span> Interpret(<text:span text:style-name="T1">Environment</text:span> env);</text:p>
      <text:p text:style-name="P2">}</text:p>
      <text:p text:style-name="P9"/>
      <text:p text:style-name="P5">/// Represents a value or literal in the Tru language.</text:p>
      <text:p text:style-name="P2"><text:span text:style-name="T1">public</text:span> <text:span text:style-name="T1">abstract</text:span> <text:span text:style-name="T1">class</text:span> TruVal : <text:span text:style-name="T1">TruExpr</text:span> {</text:p>
      <text:p text:style-name="P14"><text:span text:style-name="T1"><text:tab/>public</text:span> <text:span text:style-name="T1">override</text:span> <text:span text:style-name="T1">TruVal</text:span> Interpret(<text:span text:style-name="T1">Environment</text:span> env) {</text:p>
      <text:p text:style-name="P14"><text:span text:style-name="T1"><text:tab/><text:tab/>return</text:span> <text:span text:style-name="T1">this</text:span>;</text:p>
      <text:p text:style-name="P14"><text:tab/>}</text:p>
      <text:p text:style-name="P2">}</text:p>
      <text:p text:style-name="P5"/>
      <text:p text:style-name="P2"><text:span text:style-name="T1">public</text:span> <text:span text:style-name="T1">class</text:span> TruBool : <text:span text:style-name="T1">TruVal</text:span> {</text:p>
      <text:p text:style-name="P2"><text:span text:style-name="T1"><text:tab/>public</text:span> <text:span text:style-name="T1">bool</text:span> val;</text:p>
      <text:p text:style-name="P2"><text:span text:style-name="T1"><text:tab/>public</text:span> TruBool(<text:span text:style-name="T1">bool</text:span> val) { <text:span text:style-name="T1">this</text:span>.val = val; }</text:p>
      <text:p text:style-name="P2">}</text:p>
      <text:p text:style-name="P9"/>
      <text:p text:style-name="P5">/// Represents a callable, ie built-in or functions.</text:p>
      <text:p text:style-name="P2"><text:span text:style-name="T1">public</text:span> <text:span text:style-name="T1">abstract</text:span> <text:span text:style-name="T1">class</text:span> TruCallable : <text:span text:style-name="T1">TruVal</text:span> {</text:p>
      <text:p text:style-name="P2"><text:span text:style-name="T1"><text:tab/>public</text:span> <text:span text:style-name="T1">abstract</text:span> <text:span text:style-name="T1">TruVal</text:span> call(<text:span text:style-name="T1">Environment</text:span> env, <text:span text:style-name="T1">TruExpr</text:span>[] args);</text:p>
      <text:p text:style-name="P2">}</text:p>
      <text:p text:style-name="P5"/>
      <text:p text:style-name="P14"><text:span text:style-name="T6">/// Represents a built-in function, </text:span><text:span text:style-name="T7">and, or, </text:span><text:span text:style-name="T6">not</text:span></text:p>
      <text:p text:style-name="P3"><text:span text:style-name="T1">public</text:span> <text:span text:style-name="T1">class</text:span> TruBuiltIn : <text:span text:style-name="T1">TruCallable</text:span> { </text:p>
      <text:p text:style-name="P5"><text:tab/>/// TruOperation takes a TruExpr[] <text:span text:style-name="T10">so do short-circuit eval.</text:span></text:p>
      <text:p text:style-name="P2"><text:span text:style-name="T1"><text:tab/>public</text:span> <text:span text:style-name="T1">delegate</text:span> <text:span text:style-name="T1">TruVal</text:span> TruOperation(<text:span text:style-name="T1">Environment</text:span> env, <text:span text:style-name="T1">TruExpr</text:span>[] parameters);</text:p>
      <text:p text:style-name="P2"><text:span text:style-name="T1"><text:tab/>public</text:span> <text:span text:style-name="T1">TruOperation</text:span> op;</text:p>
      <text:p text:style-name="P9"/>
      <text:p text:style-name="P2"><text:span text:style-name="T1"><text:tab/>public</text:span> <text:span text:style-name="T1">override</text:span> <text:span text:style-name="T1">TruVal</text:span> call(<text:span text:style-name="T1">Environment</text:span> env, <text:span text:style-name="T1">TruExpr</text:span>[] args) {</text:p>
      <text:p text:style-name="P2"><text:span text:style-name="T1"><text:tab/><text:tab/>return</text:span> <text:span text:style-name="T1">this</text:span>.op(env, args);</text:p>
      <text:p text:style-name="P2"><text:tab/>}</text:p>
      <text:p text:style-name="P2">}</text:p>
      <text:p text:style-name="P9"/>
      <text:p text:style-name="P5">/// Represents a user defined function.</text:p>
      <text:p text:style-name="P2"><text:span text:style-name="T1">public</text:span> <text:span text:style-name="T1">class</text:span> TruFunc : <text:span text:style-name="T1">TruCallable</text:span> {</text:p>
      <text:p text:style-name="P2"><text:span text:style-name="T1"><text:tab/>public</text:span> <text:span text:style-name="T1">string</text:span>[] parameters;</text:p>
      <text:p text:style-name="P2"><text:span text:style-name="T1"><text:tab/>public</text:span> <text:span text:style-name="T1">TruExpr</text:span> body;</text:p>
      <text:p text:style-name="P2"><text:span text:style-name="T1"><text:tab/>public</text:span> <text:span text:style-name="T1">Environment</text:span> env; <text:span text:style-name="T6">// closures.</text:span></text:p>
      <text:p text:style-name="P9"/>
      <text:p text:style-name="P9"><text:span text:style-name="T2"><text:tab/>public</text:span><text:span text:style-name="T3"> </text:span><text:span text:style-name="T2">override</text:span><text:span text:style-name="T3"> </text:span><text:span text:style-name="T2">TruVal</text:span><text:span text:style-name="T3"> call(</text:span><text:span text:style-name="T2">Environment</text:span><text:span text:style-name="T3"> env, </text:span><text:span text:style-name="T2">TruExpr</text:span><text:span text:style-name="T3">[] args) {</text:span></text:p>
      <text:p text:style-name="P2"><text:span text:style-name="T1"><text:tab/><text:tab/>if</text:span> (<text:span text:style-name="T1">this</text:span>.parameters.Length == args.Length) {</text:p>
      <text:p text:style-name="P2"><text:span text:style-name="T1"><text:tab/><text:tab/><text:tab/>Environment</text:span> locEnv = <text:span text:style-name="T1">this</text:span>.env;</text:p>
      <text:p text:style-name="P14"><text:span text:style-name="T6"><text:tab/><text:tab/><text:tab/>// add the args to the environment.</text:span></text:p>
      <text:p text:style-name="P2"><text:soft-page-break/><text:span text:style-name="T1"><text:tab/><text:tab/><text:tab/>for</text:span> (<text:span text:style-name="T1">int</text:span> i = <text:span text:style-name="T5">0</text:span>; i &lt; args.Length; i++) {</text:p>
      <text:p text:style-name="P2"><text:tab/><text:tab/><text:tab/><text:tab/>locEnv = locEnv.ExtendLocal(<text:span text:style-name="T1">this</text:span>.parameters[i], args[i].Interpret(env));</text:p>
      <text:p text:style-name="P2"><text:tab/><text:tab/><text:tab/>}</text:p>
      <text:p text:style-name="P9"><text:span text:style-name="T2"><text:tab/><text:tab/><text:tab/>return</text:span><text:span text:style-name="T3"> </text:span><text:span text:style-name="T2">this</text:span><text:span text:style-name="T3">.body.Interpret(locEnv);</text:span></text:p>
      <text:p text:style-name="P2"><text:tab/><text:tab/>} <text:span text:style-name="T1">else</text:span> {</text:p>
      <text:p text:style-name="P2"><text:span text:style-name="T1"><text:tab/><text:tab/><text:tab/>throw</text:span> <text:span text:style-name="T1">new</text:span> <text:span text:style-name="T1">TruRuntimeException</text:span>(“<text:span text:style-name="T4">Function call with incorrect argument count"</text:span>);</text:p>
      <text:p text:style-name="P2"><text:tab/><text:tab/>}</text:p>
      <text:p text:style-name="P2"><text:tab/>}</text:p>
      <text:p text:style-name="P2">}</text:p>
      <text:p text:style-name="P9"/>
      <text:p text:style-name="P2"><text:span text:style-name="T1">public</text:span> <text:span text:style-name="T1">class</text:span> TruId : <text:span text:style-name="T1">TruExpr</text:span> {</text:p>
      <text:p text:style-name="P2"><text:span text:style-name="T1"><text:tab/>public</text:span> <text:span text:style-name="T1">string</text:span> name;</text:p>
      <text:p text:style-name="P2">}</text:p>
      <text:p text:style-name="P9"/>
      <text:p text:style-name="P5">/// Represents a call to a function or a built-in</text:p>
      <text:p text:style-name="P2"><text:span text:style-name="T1">public</text:span> <text:span text:style-name="T1">class</text:span> TruCall : <text:span text:style-name="T1">TruExpr</text:span> {</text:p>
      <text:p text:style-name="P2"><text:span text:style-name="T1"><text:tab/>public</text:span> <text:span text:style-name="T1">TruExpr</text:span> func;</text:p>
      <text:p text:style-name="P2"><text:span text:style-name="T1"><text:tab/>public</text:span> <text:span text:style-name="T1">TruExpr</text:span>[] args;</text:p>
      <text:p text:style-name="P9"/>
      <text:p text:style-name="P2"><text:span text:style-name="T1"><text:tab/>public</text:span> <text:span text:style-name="T1">override</text:span> <text:span text:style-name="T1">TruVal</text:span> Interpret(<text:span text:style-name="T1">Environment</text:span> env) {</text:p>
      <text:p text:style-name="P2"><text:span text:style-name="T1"><text:tab/><text:tab/>TruVal</text:span> funcVal = <text:span text:style-name="T1">this</text:span>.func.Interpret(env);</text:p>
      <text:p text:style-name="P9"/>
      <text:p text:style-name="P2"><text:span text:style-name="T1"><text:tab/><text:tab/>if</text:span> (funcVal <text:span text:style-name="T1">is</text:span> <text:span text:style-name="T1">TruCallable</text:span> callable) {</text:p>
      <text:p text:style-name="P2"><text:span text:style-name="T1"><text:tab/><text:tab/><text:tab/>return</text:span> callable.call(env, <text:span text:style-name="T1">this</text:span>.args);</text:p>
      <text:p text:style-name="P2"><text:tab/><text:tab/>} <text:span text:style-name="T1">else</text:span> {</text:p>
      <text:p text:style-name="P14"><text:span text:style-name="T1"><text:tab/><text:tab/><text:tab/>throw</text:span> <text:span text:style-name="T1">new</text:span> <text:span text:style-name="T1">TruRuntimeException</text:span>(</text:p>
      <text:p text:style-name="P14"><text:span text:style-name="T4"><text:tab/><text:tab/><text:tab/><text:tab/>$"'{funcVal}' is not callable."</text:span>);</text:p>
      <text:p text:style-name="P2"><text:tab/><text:tab/>}</text:p>
      <text:p text:style-name="P2"><text:tab/>}</text:p>
      <text:p text:style-name="P2">}</text:p>
      <text:p text:style-name="P9"/>
      <text:p text:style-name="P16"><text:span text:style-name="T8">/// Represents a lambda expression (which should </text:span><text:span text:style-name="T9">eval</text:span><text:span text:style-name="T8"> to a TruFunc)</text:span></text:p>
      <text:p text:style-name="P2"><text:span text:style-name="T1">public</text:span> <text:span text:style-name="T1">class</text:span> TruLambda : <text:span text:style-name="T1">TruExpr</text:span> {</text:p>
      <text:p text:style-name="P2"><text:span text:style-name="T1"><text:tab/>public</text:span> <text:span text:style-name="T1">string</text:span>[] parameters;</text:p>
      <text:p text:style-name="P2"><text:span text:style-name="T1"><text:tab/>public</text:span> <text:span text:style-name="T1">TruExpr</text:span> body;</text:p>
      <text:p text:style-name="P9"/>
      <text:p text:style-name="P2"><text:span text:style-name="T1"><text:tab/>public</text:span> <text:span text:style-name="T1">override</text:span> <text:span text:style-name="T1">TruVal</text:span> Interpret(<text:span text:style-name="T1">Environment</text:span> env) {</text:p>
      <text:p text:style-name="P2"><text:span text:style-name="T1"><text:tab/><text:tab/>return</text:span> <text:span text:style-name="T1">new</text:span> <text:span text:style-name="T1">TruFunc</text:span>(<text:span text:style-name="T1">this</text:span>.parameters, <text:span text:style-name="T1">this</text:span>.body, env);</text:p>
      <text:p text:style-name="P2"><text:tab/>}</text:p>
      <text:p text:style-name="P2">}</text:p>
      <text:p text:style-name="P2"/>
      <text:p text:style-name="P11">C# Basic Chat</text:p>
      <text:p text:style-name="P10"/>
      <text:p text:style-name="P1"><text:span text:style-name="T1">public</text:span> <text:span text:style-name="T1">class</text:span> ClientModel</text:p>
      <text:p text:style-name="P1">{</text:p>
      <text:p text:style-name="P7"><text:span text:style-name="T2"><text:tab/>private</text:span><text:span text:style-name="T3"> </text:span><text:span text:style-name="T2">TcpClient</text:span><text:span text:style-name="T3"> _socket;</text:span></text:p>
      <text:p text:style-name="P7"><text:span text:style-name="T2"><text:tab/>public</text:span><text:span text:style-name="T3"> </text:span><text:span text:style-name="T2">string</text:span><text:span text:style-name="T3"> message;</text:span></text:p>
      <text:p text:style-name="P1"><text:span text:style-name="T1"><text:tab/>public</text:span> <text:span text:style-name="T1">string</text:span> messageBoard;</text:p>
      <text:p text:style-name="P7"><text:span text:style-name="T2"><text:tab/>public</text:span><text:span text:style-name="T3"> </text:span><text:span text:style-name="T2">bool</text:span><text:span text:style-name="T3"> active;</text:span></text:p>
      <text:p text:style-name="P7"><text:span text:style-name="T2"><text:tab/>private</text:span><text:span text:style-name="T3"> </text:span><text:span text:style-name="T2">string</text:span><text:span text:style-name="T3"> _userName;</text:span></text:p>
      <text:p text:style-name="P7"/>
      <text:p text:style-name="P1"><text:span text:style-name="T1"><text:tab/>public</text:span> ClientModel (<text:span text:style-name="T1">string</text:span> username)</text:p>
      <text:p text:style-name="P1"><text:tab/>{</text:p>
      <text:p text:style-name="P4"><text:tab/><text:tab/>// initializing variables</text:p>
      <text:p text:style-name="P1"><text:tab/><text:tab/>_socket = <text:span text:style-name="T1">new</text:span> <text:span text:style-name="T1">TcpClient</text:span>(<text:span text:style-name="T4">"127.0.0.1"</text:span>, <text:span text:style-name="T5">8888</text:span>);</text:p>
      <text:p text:style-name="P1"><text:tab/><text:tab/>_userName = username;</text:p>
      <text:p text:style-name="P7"><text:span text:style-name="T3"><text:tab/><text:tab/>active = </text:span><text:span text:style-name="T2">true</text:span><text:span text:style-name="T3">;</text:span></text:p>
      <text:p text:style-name="P1"/>
      <text:p text:style-name="P4"><text:tab/><text:tab/>// welcome message and creating the thread to handle input</text:p>
      <text:p text:style-name="P1"><text:tab/><text:tab/>Console.WriteLine(<text:span text:style-name="T4">"Welcome to the conversation. Type in a message when ready."</text:span>);</text:p>
      <text:p text:style-name="P7"/>
      <text:p text:style-name="P4"><text:tab/><text:tab/>// assign a thread to constantly be running GetMessage</text:p>
      <text:p text:style-name="P1"><text:span text:style-name="T1"><text:tab/><text:tab/>var</text:span> thread = <text:span text:style-name="T1">new</text:span> <text:span text:style-name="T1">Thread</text:span>(GetMessage);</text:p>
      <text:p text:style-name="P1"><text:tab/><text:tab/>thread.Start();</text:p>
      <text:p text:style-name="P7"/>
      <text:p text:style-name="P4"><text:tab/><text:tab/>// initial connection</text:p>
      <text:p text:style-name="P1"><text:tab/><text:tab/>_socket.WriteString(username);</text:p>
      <text:p text:style-name="P1"><text:tab/>}</text:p>
      <text:p text:style-name="P1">}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1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9T12:44:17.574078900</meta:creation-date>
    <dc:date>2020-03-09T18:50:38.674770127</dc:date>
    <meta:editing-duration>PT34M32S</meta:editing-duration>
    <meta:editing-cycles>9</meta:editing-cycles>
    <meta:generator>LibreOffice/6.3.4.2$Linux_X86_64 LibreOffice_project/30$Build-2</meta:generator>
    <meta:document-statistic meta:table-count="0" meta:image-count="0" meta:object-count="0" meta:page-count="3" meta:paragraph-count="94" meta:word-count="398" meta:character-count="2847" meta:non-whitespace-character-count="2434"/>
  </office:meta>
</office:document-meta>
</file>